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officeooo:rsid="00159db1" officeooo:paragraph-rsid="00159db1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4" style:family="paragraph" style:parent-style-name="normal">
      <style:paragraph-properties fo:margin-top="0in" fo:margin-bottom="0in" loext:contextual-spacing="false" fo:line-height="115%"/>
    </style:style>
    <style:style style:name="P5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6" style:family="paragraph" style:parent-style-name="normal">
      <style:paragraph-properties fo:margin-top="0in" fo:margin-bottom="0in" loext:contextual-spacing="false" fo:line-height="115%"/>
      <style:text-properties officeooo:paragraph-rsid="00171574"/>
    </style:style>
    <style:style style:name="P7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8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9" style:family="paragraph" style:parent-style-name="normal">
      <style:paragraph-properties fo:margin-top="0in" fo:margin-bottom="0in" loext:contextual-spacing="false" fo:line-height="100%"/>
    </style:style>
    <style:style style:name="P10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67f5c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167f5c" fo:background-color="transparent" style:font-name-asian="Arial2" style:font-size-asian="11pt" style:font-style-asian="normal" style:font-weight-asian="normal" style:font-name-complex="Arial2" style:font-size-complex="11pt" style:text-emphasize="none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officeooo:paragraph-rsid="00167f5c"/>
    </style:style>
    <style:style style:name="P21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P22" style:family="paragraph" style:parent-style-name="normal">
      <style:paragraph-properties fo:margin-top="0in" fo:margin-bottom="0in" loext:contextual-spacing="false" fo:line-height="100%"/>
      <style:text-properties style:font-name="Arial1" fo:font-size="10pt" style:font-name-asian="Arial2" style:font-size-asian="10pt" style:font-name-complex="Arial2" style:font-size-complex="10pt"/>
    </style:style>
    <style:style style:name="P23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24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officeooo:paragraph-rsid="00171574" style:font-name-asian="Arial2" style:font-weight-asian="bold" style:font-name-complex="Arial2"/>
    </style:style>
    <style:style style:name="P25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26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27" style:family="paragraph" style:parent-style-name="normal">
      <style:paragraph-properties fo:margin-top="0in" fo:margin-bottom="0in" loext:contextual-spacing="false" fo:line-height="100%"/>
      <style:text-properties officeooo:rsid="00185faa" officeooo:paragraph-rsid="00185faa"/>
    </style:style>
    <style:style style:name="T1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71574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4bd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5faa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name-asian="Arial2" style:font-size-asian="10pt" style:font-style-asian="normal" style:font-weight-asian="normal" style:font-name-complex="Arial2" style:text-emphasize="none"/>
    </style:style>
    <style:style style:name="T10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1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2" style:family="text">
      <style:text-properties style:font-name="Arial1" style:text-underline-style="solid" style:text-underline-width="auto" style:text-underline-color="font-color" fo:font-weight="bold" officeooo:rsid="00185faa" style:font-name-asian="Arial2" style:font-weight-asian="bold" style:font-name-complex="Arial2"/>
    </style:style>
    <style:style style:name="T13" style:family="text">
      <style:text-properties officeooo:rsid="0014247f"/>
    </style:style>
    <style:style style:name="T14" style:family="text">
      <style:text-properties officeooo:rsid="00184bda"/>
    </style:style>
    <style:style style:name="T15" style:family="text">
      <style:text-properties officeooo:rsid="00185f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ug Report Template</text:p>
      <text:p text:style-name="P7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ID number*</text:p>
          </table:table-cell>
          <table:table-cell table:style-name="Table1.A1" office:value-type="string">
            <text:p text:style-name="P27">4</text:p>
          </table:table-cell>
        </table:table-row>
        <table:table-row table:style-name="Table1.1">
          <table:table-cell table:style-name="Table1.A1" office:value-type="string">
            <text:p text:style-name="P22">Title*</text:p>
          </table:table-cell>
          <table:table-cell table:style-name="Table1.A1" office:value-type="string">
            <text:p text:style-name="P1">Produsele nu se sorteaza <text:span text:style-name="T15">dupa <text:s/>nume</text:span> in <text:span text:style-name="T15">ordine alfabetica de la A-Z</text:span></text:p>
          </table:table-cell>
        </table:table-row>
        <table:table-row table:style-name="Table1.3">
          <table:table-cell table:style-name="Table1.A1" office:value-type="string">
            <text:p text:style-name="P22">Reporter*</text:p>
          </table:table-cell>
          <table:table-cell table:style-name="Table1.A1" office:value-type="string">
            <text:p text:style-name="P10">Mihai Stefan Alexandru</text:p>
          </table:table-cell>
        </table:table-row>
        <table:table-row table:style-name="Table1.1">
          <table:table-cell table:style-name="Table1.A1" office:value-type="string">
            <text:p text:style-name="P22">Submit Date*</text:p>
          </table:table-cell>
          <table:table-cell table:style-name="Table1.A1" office:value-type="string">
            <text:p text:style-name="P9">1<text:span text:style-name="T13">7</text:span>/05/2025</text:p>
          </table:table-cell>
        </table:table-row>
        <table:table-row table:style-name="Table1.5">
          <table:table-cell table:style-name="Table1.A1" office:value-type="string">
            <text:p text:style-name="P22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22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8"/>
      <text:p text:style-name="P5"><text:span text:style-name="T1">Description</text:span><text:span text:style-name="T11"> : În testul pentru sortarea produselor </text:span><text:span text:style-name="T12">dupa nume in ordine alfabetica de la A-Z</text:span><text:span text:style-name="T11">, aplicația nu a executat comanda de sortare. Produsele au rămas în aceeași ordine. </text:span></text:p>
      <text:p text:style-name="P5"><text:span text:style-name="T11"/></text:p>
      <text:p text:style-name="P25"><text:span text:style-name="T1">Steps to repr</text:span><text:span text:style-name="T11">oduce: </text:span></text:p>
      <text:p text:style-name="P25"><text:span text:style-name="T11"/></text:p>
      <text:p text:style-name="P20"><text:span text:style-name="T2">1. Deschide Aplicatia: www.soucedemo.com</text:span></text:p>
      <text:p text:style-name="P11"><text:span text:style-name="T2">2. Introdu in campul Username: problem_user</text:span></text:p>
      <text:p text:style-name="P11"><text:span text:style-name="T2">3. Introdu in campul Password: secret_sauce</text:span></text:p>
      <text:p text:style-name="P11"><text:span text:style-name="T2">4. Apasa pe butonul Login</text:span></text:p>
      <text:p text:style-name="P11"><text:span text:style-name="T2">5. Acesseaza pagina principala</text:span></text:p>
      <text:p text:style-name="P11"><text:span text:style-name="T2">6.Apsa butonul “Filtrare”</text:span></text:p>
      <text:p text:style-name="P11"><text:span text:style-name="T2">7.Filtreaza dupa: Name (A to Z)</text:span></text:p>
      <text:p text:style-name="P17"/>
      <text:p text:style-name="P18"/>
      <text:p text:style-name="P7"/>
      <text:p text:style-name="P23">Expected result*</text:p>
      <text:p text:style-name="P2"><text:span text:style-name="T8">Produsele sa fie aranjate </text:span><text:span text:style-name="T9">i</text:span><text:span text:style-name="T2">n ordine </text:span><text:span text:style-name="T6">alfabetica de la A-Z</text:span></text:p>
      <text:p text:style-name="P19"/>
      <text:p text:style-name="P8"/>
      <text:p text:style-name="P24">Actual result* </text:p>
      <text:p text:style-name="P6"><text:span text:style-name="T4">Produsele raman in aceeasi <text:s/>ordine fara a se sorta <text:s/></text:span><text:span text:style-name="T5">in ordine </text:span><text:span text:style-name="T6">alfabetica de la A-Z</text:span></text:p>
      <text:p text:style-name="P16"/>
      <text:p text:style-name="P3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20:24:36.964000000</dc:date>
    <meta:editing-duration>PT20M54S</meta:editing-duration>
    <meta:editing-cycles>4</meta:editing-cycles>
    <meta:generator>Neat_Office/6.2.8.2$Windows_x86 LibreOffice_project/</meta:generator>
    <meta:document-statistic meta:table-count="1" meta:image-count="0" meta:object-count="0" meta:page-count="1" meta:paragraph-count="26" meta:word-count="124" meta:character-count="778" meta:non-whitespace-character-count="674"/>
  </office:meta>
</office:document-meta>
</file>